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3.1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6.4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4.22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5.32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6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6.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35cm" svg:height="0.409cm" svg:x="10.9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2.5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4.1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5.7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0.9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2.5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4.1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5.7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0.9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2.5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4.1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5.7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0.9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2.5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4.1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5.7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3:49:32.805469766</meta:creation-date>
    <dc:date>2016-05-17T13:56:44.777687181</dc:date>
    <dc:creator>elucterio </dc:creator>
    <meta:editing-duration>P0D</meta:editing-duration>
    <meta:editing-cycles>2</meta:editing-cycles>
    <meta:generator>LibreOffice/4.2.8.2$Linux_X86_64 LibreOffice_project/420m0$Build-2</meta:generator>
    <meta:document-statistic meta:object-count="32"/>
  </office:meta>
</office:document-meta>
</file>